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871cm" svg:height="11.659cm" svg:x="11.977cm" svg:y="0.214cm">
            <draw:object draw:notify-on-update-of-ranges="Sheet1.A2:Sheet1.A21 Sheet1.B1:Sheet1.B1 Sheet1.B2:Sheet1.B21 Sheet1.A3:Sheet1.A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 14.4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formula="of:=AVERAGE([.B2:.B6])" office:value-type="float" office:value="115.6" calcext:value-type="float">
            <text:p>115,6</text:p>
          </table:table-cell>
          <table:table-cell table:formula="of:=SQRT(0.2*SUM(([.B2]-[.C2])^2))" office:value-type="float" office:value="2.95160973029972" calcext:value-type="float">
            <text:p>2,9516097303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float" office:value="106" calcext:value-type="float">
            <text:p>106</text:p>
          </table:table-cell>
          <table:table-cell table:formula="of:=AVERAGE([.B7:.B11])" office:value-type="float" office:value="110.4" calcext:value-type="float">
            <text:p>110,4</text:p>
          </table:table-cell>
          <table:table-cell table:formula="of:=SQRT(0.2*SUM(([.B3]-[.C7])^2))" office:value-type="float" office:value="0.178885438199986" calcext:value-type="float">
            <text:p>0,1788854382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formula="of:=AVERAGE([.B12:.B16])" office:value-type="float" office:value="111.4" calcext:value-type="float">
            <text:p>111,4</text:p>
          </table:table-cell>
          <table:table-cell table:formula="of:=SQRT(0.2*SUM(([.B12]-[.C12])^2))" office:value-type="float" office:value="0.626099033699944" calcext:value-type="float">
            <text:p>0,6260990337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13" calcext:value-type="float">
            <text:p>113</text:p>
          </table:table-cell>
          <table:table-cell table:formula="of:=AVERAGE([.B17:.B21])" office:value-type="float" office:value="125" calcext:value-type="float">
            <text:p>125</text:p>
          </table:table-cell>
          <table:table-cell table:formula="of:=SQRT(0.2*SUM(([.B17]-[.C17])^2))" office:value-type="float" office:value="5.3665631459995" calcext:value-type="float">
            <text:p>5,366563146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46" calcext:value-type="float">
            <text:p>146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09:17:46.015885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7-03T09:24:56.162651800</dc:date>
    <dc:creator>Nicolas Paillet</dc:creator>
    <meta:editing-duration>PT1H49M35S</meta:editing-duration>
    <meta:editing-cycles>23</meta:editing-cycles>
    <meta:generator>LibreOffice/4.3.7.2$Linux_X86_64 LibreOffice_project/43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72cm" svg:height="11.66cm" xlink:href=".." xlink:type="simple" chart:class="chart:scatter" chart:style-name="ch1">
        <chart:title svg:x="8.348cm" svg:y="0.362cm" chart:style-name="ch2">
          <text:p>Resistance test 14.4</text:p>
        </chart:title>
        <chart:legend chart:legend-position="end" svg:x="17.63cm" svg:y="5.282cm" style:legend-expansion="high" chart:style-name="ch3"/>
        <chart:plot-area chart:style-name="ch4" table:cell-range-address="Sheet1.A2:Sheet1.B21 Sheet1.B1:Sheet1.B1 Sheet1.E1:Sheet1.E21" chart:data-source-has-labels="row" svg:x="1.428cm" svg:y="1.381cm" svg:width="15.785cm" svg:height="9.065cm">
          <chartooo:coordinate-region svg:x="2.235cm" svg:y="1.58cm" svg:width="14.738cm" svg:height="8.219cm"/>
          <chart:axis chart:dimension="x" chart:name="primary-x" chart:style-name="ch5">
            <chart:title svg:x="8.284cm" svg:y="10.679cm" chart:style-name="ch6">
              <text:p>Surface (µm²)</text:p>
            </chart:title>
          </chart:axis>
          <chart:axis chart:dimension="y" chart:name="primary-y" chart:style-name="ch5">
            <chart:title svg:x="0.451cm" svg:y="6.777cm" chart:style-name="ch7">
              <text:p>Resistanc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10" chart:values-cell-range-address="Sheet1.E2:Sheet1.E21" chart:label-cell-address="Sheet1.E1:Sheet1.E1" chart:class="chart:scatter">
            <chart:domain table:cell-range-address="Sheet1.A3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14.4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09">
                <text:p>109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06">
                <text:p>106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10">
                <text:p>110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09">
                <text:p>109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12">
                <text:p>112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24">
                <text:p>124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19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23">
                <text:p>12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